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5-10-2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5-08-1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5-05-1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5-02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4-10-2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4-08-20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4-05-1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4-02-21 0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3-10-23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3-08-2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3-05-2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3-02-1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2-10-2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2-08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2-05-26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2-02-15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1-11-02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7176" calcext:value-type="float">
            <text:p>20.0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1-08-1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1-05-17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1-02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0-10-2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0-08-11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20-02-25 0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9-10-3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9-08-2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9-05-08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9-02-26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8-10-30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8-08-2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8-05-1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8-03-0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7-11-0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7-08-1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7-05-23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7-02-23 0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6-11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6-07-26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6-04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6-03-02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51076</text:p>
          </table:table-cell>
          <table:table-cell office:value-type="string" calcext:value-type="string">
            <text:p>25S/34E-07ACC</text:p>
          </table:table-cell>
          <table:table-cell office:value-type="string" calcext:value-type="string">
            <text:p>2015-10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